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53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ting" table:style-name="ta1">
        <table:shapes>
          <draw:frame draw:z-index="0" draw:style-name="gr1" draw:text-style-name="P1" svg:width="6.3in" svg:height="3.5453in" svg:x="9.4335in" svg:y="0.3031in">
            <draw:object draw:notify-on-update-of-ranges="plotting.A3:plotting.A3 plotting.A4:plotting.A12 plotting.B3:plotting.B3 plotting.B4:plotting.B12 plotting.C3:plotting.C3 plotting.C4:plotting.C12 plotting.D3:plotting.D3 plotting.D4:plotting.D12 plotting.E3:plotting.E3 plotting.E4:plotting.E12 plotting.F3:plotting.F3 plotting.F4:plotting.F12 plotting.G3:plotting.G3 plotting.G4:plotting.G12 plotting.H3:plotting.H3 plotting.H4:plotting.H12 plotting.I3:plotting.I3 plotting.I4:plotting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in" svg:height="3.5453in" svg:x="8.9909in" svg:y="4.4339in">
            <draw:object draw:notify-on-update-of-ranges="plotting.A16:plotting.A16 plotting.A17:plotting.A25 plotting.B16:plotting.B16 plotting.B17:plotting.B25 plotting.A16:plotting.A16 plotting.A17:plotting.A25 plotting.C16:plotting.C16 plotting.C17:plotting.C25 plotting.A16:plotting.A16 plotting.A17:plotting.A25 plotting.D16:plotting.D16 plotting.D17:plotting.D25 plotting.A16:plotting.A16 plotting.A17:plotting.A25 plotting.E16:plotting.E16 plotting.E17:plotting.E25 plotting.A16:plotting.A16 plotting.A17:plotting.A25 plotting.F16:plotting.F16 plotting.F17:plotting.F25 plotting.A16:plotting.A16 plotting.A17:plotting.A25 plotting.G16:plotting.G16 plotting.G17:plotting.G25 plotting.A16:plotting.A16 plotting.A17:plotting.A25 plotting.H16:plotting.H16 plotting.H17:plotting.H25 plotting.A16:plotting.A16 plotting.A17:plotting.A25 plotting.I16:plotting.I16 plotting.I17:plotting.I25 plotting.A16:plotting.A16 plotting.A17:plotting.A25 plotting.J16:plotting.J16 plotting.J17:plotting.J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0071in" svg:height="4.8835in" svg:x="8.9472in" svg:y="8.4917in">
            <draw:object draw:notify-on-update-of-ranges="plotting.A29:plotting.A29 plotting.A30:plotting.A38 plotting.B29:plotting.B29 plotting.B30:plotting.B38 plotting.A29:plotting.A29 plotting.A30:plotting.A38 plotting.C29:plotting.C29 plotting.C30:plotting.C38 plotting.A29:plotting.A29 plotting.A30:plotting.A38 plotting.D29:plotting.D29 plotting.D30:plotting.D38 plotting.A29:plotting.A29 plotting.A30:plotting.A38 plotting.E29:plotting.E29 plotting.E30:plotting.E38 plotting.A29:plotting.A29 plotting.A30:plotting.A38 plotting.F29:plotting.F29 plotting.F30:plotting.F38 plotting.A29:plotting.A29 plotting.A30:plotting.A38 plotting.G29:plotting.G29 plotting.G30:plotting.G38 plotting.A29:plotting.A29 plotting.A30:plotting.A38 plotting.H29:plotting.H29 plotting.H30:plotting.H38 plotting.A29:plotting.A29 plotting.A30:plotting.A38 plotting.I29:plotting.I29 plotting.I30:plotting.I38 plotting.A29:plotting.A29 plotting.A30:plotting.A38 plotting.J29:plotting.J29 plotting.J30:plotting.J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le of data without an X-axis column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0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office:value-type="string" calcext:value-type="string">
            <text:p>col6</text:p>
          </table:table-cell>
          <table:table-cell office:value-type="string" calcext:value-type="string">
            <text:p>col7</text:p>
          </table:table-cell>
          <table:table-cell office:value-type="string" calcext:value-type="string">
            <text:p>col8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he same table of data with an X-axis column added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x </text:p>
          </table:table-cell>
          <table:table-cell office:value-type="string" calcext:value-type="string">
            <text:p>col0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office:value-type="string" calcext:value-type="string">
            <text:p>col6</text:p>
          </table:table-cell>
          <table:table-cell office:value-type="string" calcext:value-type="string">
            <text:p>col7</text:p>
          </table:table-cell>
          <table:table-cell office:value-type="string" calcext:value-type="string">
            <text:p>col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he same table of data with powers of 10 in the X-axis column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6"/>x </text:p>
          </table:table-cell>
          <table:table-cell office:value-type="string" calcext:value-type="string">
            <text:p><text:s/>col0</text:p>
          </table:table-cell>
          <table:table-cell office:value-type="string" calcext:value-type="string">
            <text:p><text:s/>col1</text:p>
          </table:table-cell>
          <table:table-cell office:value-type="string" calcext:value-type="string">
            <text:p><text:s/>col2</text:p>
          </table:table-cell>
          <table:table-cell office:value-type="string" calcext:value-type="string">
            <text:p><text:s/>col3</text:p>
          </table:table-cell>
          <table:table-cell office:value-type="string" calcext:value-type="string">
            <text:p><text:s/>col4</text:p>
          </table:table-cell>
          <table:table-cell office:value-type="string" calcext:value-type="string">
            <text:p><text:s/>col5</text:p>
          </table:table-cell>
          <table:table-cell office:value-type="string" calcext:value-type="string">
            <text:p><text:s/>col6</text:p>
          </table:table-cell>
          <table:table-cell office:value-type="string" calcext:value-type="string">
            <text:p><text:s/>col7</text:p>
          </table:table-cell>
          <table:table-cell office:value-type="string" calcext:value-type="string">
            <text:p><text:s/>col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riangular data filled with NaN to make it rectangular</text:p>
          </table:table-cell>
          <table:table-cell office:value-type="string" calcext:value-type="string">
            <text:p><text:s/>m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itable for importing into MATLAB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N</text:p>
          </table:table-cell>
          <table:table-cell table:number-columns-repeated="9" office:value-type="string" calcext:value-type="string">
            <text:p><text:s/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<text:s/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<text:s/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<text:s/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<text:s/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<text:s/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<text:s/>N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5-01-23T16:57:56.353500695</dc:date>
    <meta:editing-duration>PT4M17S</meta:editing-duration>
    <meta:editing-cycles>1</meta:editing-cycles>
    <meta:document-statistic meta:table-count="1" meta:cell-count="288" meta:object-count="3"/>
    <meta:generator>LibreOffice/6.4.7.2$Linux_X86_64 LibreOffice_project/40$Build-2</meta:generator>
  </office:meta>
</office:document-meta>
</file>

<file path=Object 1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legend chart:legend-position="end" svg:x="13.918cm" svg:y="2.212cm" style:legend-expansion="high" chart:style-name="ch2"/>
        <chart:plot-area chart:style-name="ch3" table:cell-range-address="plotting.A3:plotting.I12" chart:data-source-has-labels="row" svg:x="0.676cm" svg:y="0.31cm" svg:width="13.277cm" svg:height="8.646cm">
          <chartooo:coordinate-region svg:x="1.297cm" svg:y="0.51cm" svg:width="12.5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ting.A4:plotting.A12" chart:label-cell-address="plotting.A3:plotting.A3" chart:class="chart:line">
            <chart:data-point chart:repeated="9"/>
          </chart:series>
          <chart:series chart:style-name="ch7" chart:values-cell-range-address="plotting.B4:plotting.B12" chart:label-cell-address="plotting.B3:plotting.B3" chart:class="chart:line">
            <chart:data-point chart:repeated="9"/>
          </chart:series>
          <chart:series chart:style-name="ch8" chart:values-cell-range-address="plotting.C4:plotting.C12" chart:label-cell-address="plotting.C3:plotting.C3" chart:class="chart:line">
            <chart:data-point chart:repeated="9"/>
          </chart:series>
          <chart:series chart:style-name="ch9" chart:values-cell-range-address="plotting.D4:plotting.D12" chart:label-cell-address="plotting.D3:plotting.D3" chart:class="chart:line">
            <chart:data-point chart:repeated="9"/>
          </chart:series>
          <chart:series chart:style-name="ch10" chart:values-cell-range-address="plotting.E4:plotting.E12" chart:label-cell-address="plotting.E3:plotting.E3" chart:class="chart:line">
            <chart:data-point chart:repeated="9"/>
          </chart:series>
          <chart:series chart:style-name="ch11" chart:values-cell-range-address="plotting.F4:plotting.F12" chart:label-cell-address="plotting.F3:plotting.F3" chart:class="chart:line">
            <chart:data-point chart:repeated="9"/>
          </chart:series>
          <chart:series chart:style-name="ch12" chart:values-cell-range-address="plotting.G4:plotting.G12" chart:label-cell-address="plotting.G3:plotting.G3" chart:class="chart:line">
            <chart:data-point chart:repeated="9"/>
          </chart:series>
          <chart:series chart:style-name="ch13" chart:values-cell-range-address="plotting.H4:plotting.H12" chart:label-cell-address="plotting.H3:plotting.H3" chart:class="chart:line">
            <chart:data-point chart:repeated="9"/>
          </chart:series>
          <chart:series chart:style-name="ch14" chart:values-cell-range-address="plotting.I4:plotting.I12" chart:label-cell-address="plotting.I3:plotting.I3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0</text:p>
                <draw:g>
                  <svg:desc>plotting.A3:plotting.A3</svg:desc>
                </draw:g>
              </table:table-cell>
              <table:table-cell office:value-type="string">
                <text:p>col1</text:p>
                <draw:g>
                  <svg:desc>plotting.B3:plotting.B3</svg:desc>
                </draw:g>
              </table:table-cell>
              <table:table-cell office:value-type="string">
                <text:p>col2</text:p>
                <draw:g>
                  <svg:desc>plotting.C3:plotting.C3</svg:desc>
                </draw:g>
              </table:table-cell>
              <table:table-cell office:value-type="string">
                <text:p>col3</text:p>
                <draw:g>
                  <svg:desc>plotting.D3:plotting.D3</svg:desc>
                </draw:g>
              </table:table-cell>
              <table:table-cell office:value-type="string">
                <text:p>col4</text:p>
                <draw:g>
                  <svg:desc>plotting.E3:plotting.E3</svg:desc>
                </draw:g>
              </table:table-cell>
              <table:table-cell office:value-type="string">
                <text:p>col5</text:p>
                <draw:g>
                  <svg:desc>plotting.F3:plotting.F3</svg:desc>
                </draw:g>
              </table:table-cell>
              <table:table-cell office:value-type="string">
                <text:p>col6</text:p>
                <draw:g>
                  <svg:desc>plotting.G3:plotting.G3</svg:desc>
                </draw:g>
              </table:table-cell>
              <table:table-cell office:value-type="string">
                <text:p>col7</text:p>
                <draw:g>
                  <svg:desc>plotting.H3:plotting.H3</svg:desc>
                </draw:g>
              </table:table-cell>
              <table:table-cell office:value-type="string">
                <text:p>col8 </text:p>
                <draw:g>
                  <svg:desc>plotting.I3:plotting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ting.A4:plotting.A12</svg:desc>
                </draw:g>
              </table:table-cell>
              <table:table-cell office:value-type="float" office:value="NaN">
                <text:p>NaN</text:p>
                <draw:g>
                  <svg:desc>plotting.B4:plotting.B12</svg:desc>
                </draw:g>
              </table:table-cell>
              <table:table-cell office:value-type="float" office:value="NaN">
                <text:p>NaN</text:p>
                <draw:g>
                  <svg:desc>plotting.C4:plotting.C12</svg:desc>
                </draw:g>
              </table:table-cell>
              <table:table-cell office:value-type="float" office:value="NaN">
                <text:p>NaN</text:p>
                <draw:g>
                  <svg:desc>plotting.D4:plotting.D12</svg:desc>
                </draw:g>
              </table:table-cell>
              <table:table-cell office:value-type="float" office:value="NaN">
                <text:p>NaN</text:p>
                <draw:g>
                  <svg:desc>plotting.E4:plotting.E12</svg:desc>
                </draw:g>
              </table:table-cell>
              <table:table-cell office:value-type="float" office:value="NaN">
                <text:p>NaN</text:p>
                <draw:g>
                  <svg:desc>plotting.F4:plotting.F12</svg:desc>
                </draw:g>
              </table:table-cell>
              <table:table-cell office:value-type="float" office:value="NaN">
                <text:p>NaN</text:p>
                <draw:g>
                  <svg:desc>plotting.G4:plotting.G12</svg:desc>
                </draw:g>
              </table:table-cell>
              <table:table-cell office:value-type="float" office:value="NaN">
                <text:p>NaN</text:p>
                <draw:g>
                  <svg:desc>plotting.H4:plotting.H12</svg:desc>
                </draw:g>
              </table:table-cell>
              <table:table-cell office:value-type="float" office:value="NaN">
                <text:p>NaN</text:p>
                <draw:g>
                  <svg:desc>plotting.I4:plotting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scatter" chart:style-name="ch1">
        <chart:legend chart:legend-position="end" svg:x="14.613cm" svg:y="2.212cm" style:legend-expansion="high" chart:style-name="ch2"/>
        <chart:plot-area chart:style-name="ch3" table:cell-range-address="plotting.A16:plotting.J25" chart:data-source-has-labels="row" svg:x="0.32cm" svg:y="0.18cm" svg:width="13.973cm" svg:height="8.646cm">
          <chartooo:coordinate-region svg:x="0.941cm" svg:y="0.379cm" svg:width="13.07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ting.B17:plotting.B25" chart:label-cell-address="plotting.B16:plotting.B16" chart:class="chart:scatter">
            <chart:domain table:cell-range-address="plotting.A17:plotting.A25"/>
            <chart:data-point chart:repeated="9"/>
          </chart:series>
          <chart:series chart:style-name="ch7" chart:values-cell-range-address="plotting.C17:plotting.C25" chart:label-cell-address="plotting.C16:plotting.C16" chart:class="chart:scatter">
            <chart:data-point chart:repeated="9"/>
          </chart:series>
          <chart:series chart:style-name="ch8" chart:values-cell-range-address="plotting.D17:plotting.D25" chart:label-cell-address="plotting.D16:plotting.D16" chart:class="chart:scatter">
            <chart:data-point chart:repeated="9"/>
          </chart:series>
          <chart:series chart:style-name="ch9" chart:values-cell-range-address="plotting.E17:plotting.E25" chart:label-cell-address="plotting.E16:plotting.E16" chart:class="chart:scatter">
            <chart:data-point chart:repeated="9"/>
          </chart:series>
          <chart:series chart:style-name="ch10" chart:values-cell-range-address="plotting.F17:plotting.F25" chart:label-cell-address="plotting.F16:plotting.F16" chart:class="chart:scatter">
            <chart:data-point chart:repeated="9"/>
          </chart:series>
          <chart:series chart:style-name="ch11" chart:values-cell-range-address="plotting.G17:plotting.G25" chart:label-cell-address="plotting.G16:plotting.G16" chart:class="chart:scatter">
            <chart:data-point chart:repeated="9"/>
          </chart:series>
          <chart:series chart:style-name="ch12" chart:values-cell-range-address="plotting.H17:plotting.H25" chart:label-cell-address="plotting.H16:plotting.H16" chart:class="chart:scatter">
            <chart:data-point chart:repeated="9"/>
          </chart:series>
          <chart:series chart:style-name="ch13" chart:values-cell-range-address="plotting.I17:plotting.I25" chart:label-cell-address="plotting.I16:plotting.I16" chart:class="chart:scatter">
            <chart:data-point chart:repeated="9"/>
          </chart:series>
          <chart:series chart:style-name="ch14" chart:values-cell-range-address="plotting.J17:plotting.J25" chart:label-cell-address="plotting.J16:plotting.J16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0</text:p>
                <draw:g>
                  <svg:desc>plotting.B16:plotting.B16</svg:desc>
                </draw:g>
              </table:table-cell>
              <table:table-cell office:value-type="string">
                <text:p>col1</text:p>
                <draw:g>
                  <svg:desc>plotting.C16:plotting.C16</svg:desc>
                </draw:g>
              </table:table-cell>
              <table:table-cell office:value-type="string">
                <text:p>col2</text:p>
                <draw:g>
                  <svg:desc>plotting.D16:plotting.D16</svg:desc>
                </draw:g>
              </table:table-cell>
              <table:table-cell office:value-type="string">
                <text:p>col3</text:p>
                <draw:g>
                  <svg:desc>plotting.E16:plotting.E16</svg:desc>
                </draw:g>
              </table:table-cell>
              <table:table-cell office:value-type="string">
                <text:p>col4</text:p>
                <draw:g>
                  <svg:desc>plotting.F16:plotting.F16</svg:desc>
                </draw:g>
              </table:table-cell>
              <table:table-cell office:value-type="string">
                <text:p>col5</text:p>
                <draw:g>
                  <svg:desc>plotting.G16:plotting.G16</svg:desc>
                </draw:g>
              </table:table-cell>
              <table:table-cell office:value-type="string">
                <text:p>col6</text:p>
                <draw:g>
                  <svg:desc>plotting.H16:plotting.H16</svg:desc>
                </draw:g>
              </table:table-cell>
              <table:table-cell office:value-type="string">
                <text:p>col7</text:p>
                <draw:g>
                  <svg:desc>plotting.I16:plotting.I16</svg:desc>
                </draw:g>
              </table:table-cell>
              <table:table-cell office:value-type="string">
                <text:p>col8</text:p>
                <draw:g>
                  <svg:desc>plotting.J16:plotting.J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lotting.A17:plotting.A25</svg:desc>
                </draw:g>
              </table:table-cell>
              <table:table-cell office:value-type="float" office:value="0">
                <text:p>0</text:p>
                <draw:g>
                  <svg:desc>plotting.B17:plotting.B25</svg:desc>
                </draw:g>
              </table:table-cell>
              <table:table-cell office:value-type="float" office:value="NaN">
                <text:p>NaN</text:p>
                <draw:g>
                  <svg:desc>plotting.C17:plotting.C25</svg:desc>
                </draw:g>
              </table:table-cell>
              <table:table-cell office:value-type="float" office:value="NaN">
                <text:p>NaN</text:p>
                <draw:g>
                  <svg:desc>plotting.D17:plotting.D25</svg:desc>
                </draw:g>
              </table:table-cell>
              <table:table-cell office:value-type="float" office:value="NaN">
                <text:p>NaN</text:p>
                <draw:g>
                  <svg:desc>plotting.E17:plotting.E25</svg:desc>
                </draw:g>
              </table:table-cell>
              <table:table-cell office:value-type="float" office:value="NaN">
                <text:p>NaN</text:p>
                <draw:g>
                  <svg:desc>plotting.F17:plotting.F25</svg:desc>
                </draw:g>
              </table:table-cell>
              <table:table-cell office:value-type="float" office:value="NaN">
                <text:p>NaN</text:p>
                <draw:g>
                  <svg:desc>plotting.G17:plotting.G25</svg:desc>
                </draw:g>
              </table:table-cell>
              <table:table-cell office:value-type="float" office:value="NaN">
                <text:p>NaN</text:p>
                <draw:g>
                  <svg:desc>plotting.H17:plotting.H25</svg:desc>
                </draw:g>
              </table:table-cell>
              <table:table-cell office:value-type="float" office:value="NaN">
                <text:p>NaN</text:p>
                <draw:g>
                  <svg:desc>plotting.I17:plotting.I25</svg:desc>
                </draw:g>
              </table:table-cell>
              <table:table-cell office:value-type="float" office:value="NaN">
                <text:p>NaN</text:p>
                <draw:g>
                  <svg:desc>plotting.J17:plotting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39cm" svg:height="12.405cm" xlink:href=".." xlink:type="simple" chart:class="chart:scatter" chart:style-name="ch1">
        <chart:legend chart:legend-position="end" svg:x="18.843cm" svg:y="3.911cm" style:legend-expansion="high" chart:style-name="ch2"/>
        <chart:plot-area chart:style-name="ch3" table:cell-range-address="plotting.A29:plotting.J38" chart:data-source-has-labels="row" svg:x="0.406cm" svg:y="0.248cm" svg:width="18.031cm" svg:height="11.909cm">
          <chartooo:coordinate-region svg:x="1.027cm" svg:y="0.447cm" svg:width="16.482cm" svg:height="11.0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otting.B30:plotting.B38" chart:label-cell-address="plotting.B29:plotting.B29" chart:class="chart:scatter">
            <chart:domain table:cell-range-address="plotting.A30:plotting.A38"/>
            <chart:data-point chart:repeated="9"/>
          </chart:series>
          <chart:series chart:style-name="ch8" chart:values-cell-range-address="plotting.C30:plotting.C38" chart:label-cell-address="plotting.C29:plotting.C29" chart:class="chart:scatter">
            <chart:data-point chart:repeated="9"/>
          </chart:series>
          <chart:series chart:style-name="ch9" chart:values-cell-range-address="plotting.D30:plotting.D38" chart:label-cell-address="plotting.D29:plotting.D29" chart:class="chart:scatter">
            <chart:data-point chart:repeated="9"/>
          </chart:series>
          <chart:series chart:style-name="ch10" chart:values-cell-range-address="plotting.E30:plotting.E38" chart:label-cell-address="plotting.E29:plotting.E29" chart:class="chart:scatter">
            <chart:data-point chart:repeated="9"/>
          </chart:series>
          <chart:series chart:style-name="ch11" chart:values-cell-range-address="plotting.F30:plotting.F38" chart:label-cell-address="plotting.F29:plotting.F29" chart:class="chart:scatter">
            <chart:data-point chart:repeated="9"/>
          </chart:series>
          <chart:series chart:style-name="ch12" chart:values-cell-range-address="plotting.G30:plotting.G38" chart:label-cell-address="plotting.G29:plotting.G29" chart:class="chart:scatter">
            <chart:data-point chart:repeated="9"/>
          </chart:series>
          <chart:series chart:style-name="ch13" chart:values-cell-range-address="plotting.H30:plotting.H38" chart:label-cell-address="plotting.H29:plotting.H29" chart:class="chart:scatter">
            <chart:data-point chart:repeated="9"/>
          </chart:series>
          <chart:series chart:style-name="ch14" chart:values-cell-range-address="plotting.I30:plotting.I38" chart:label-cell-address="plotting.I29:plotting.I29" chart:class="chart:scatter">
            <chart:data-point chart:repeated="9"/>
          </chart:series>
          <chart:series chart:style-name="ch15" chart:values-cell-range-address="plotting.J30:plotting.J38" chart:label-cell-address="plotting.J29:plotting.J29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col0</text:p>
                <draw:g>
                  <svg:desc>plotting.B29:plotting.B29</svg:desc>
                </draw:g>
              </table:table-cell>
              <table:table-cell office:value-type="string">
                <text:p> col1</text:p>
                <draw:g>
                  <svg:desc>plotting.C29:plotting.C29</svg:desc>
                </draw:g>
              </table:table-cell>
              <table:table-cell office:value-type="string">
                <text:p> col2</text:p>
                <draw:g>
                  <svg:desc>plotting.D29:plotting.D29</svg:desc>
                </draw:g>
              </table:table-cell>
              <table:table-cell office:value-type="string">
                <text:p> col3</text:p>
                <draw:g>
                  <svg:desc>plotting.E29:plotting.E29</svg:desc>
                </draw:g>
              </table:table-cell>
              <table:table-cell office:value-type="string">
                <text:p> col4</text:p>
                <draw:g>
                  <svg:desc>plotting.F29:plotting.F29</svg:desc>
                </draw:g>
              </table:table-cell>
              <table:table-cell office:value-type="string">
                <text:p> col5</text:p>
                <draw:g>
                  <svg:desc>plotting.G29:plotting.G29</svg:desc>
                </draw:g>
              </table:table-cell>
              <table:table-cell office:value-type="string">
                <text:p> col6</text:p>
                <draw:g>
                  <svg:desc>plotting.H29:plotting.H29</svg:desc>
                </draw:g>
              </table:table-cell>
              <table:table-cell office:value-type="string">
                <text:p> col7</text:p>
                <draw:g>
                  <svg:desc>plotting.I29:plotting.I29</svg:desc>
                </draw:g>
              </table:table-cell>
              <table:table-cell office:value-type="string">
                <text:p> col8</text:p>
                <draw:g>
                  <svg:desc>plotting.J29:plotting.J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lotting.A30:plotting.A38</svg:desc>
                </draw:g>
              </table:table-cell>
              <table:table-cell office:value-type="float" office:value="0">
                <text:p>0</text:p>
                <draw:g>
                  <svg:desc>plotting.B30:plotting.B38</svg:desc>
                </draw:g>
              </table:table-cell>
              <table:table-cell office:value-type="float" office:value="NaN">
                <text:p>NaN</text:p>
                <draw:g>
                  <svg:desc>plotting.C30:plotting.C38</svg:desc>
                </draw:g>
              </table:table-cell>
              <table:table-cell office:value-type="float" office:value="NaN">
                <text:p>NaN</text:p>
                <draw:g>
                  <svg:desc>plotting.D30:plotting.D38</svg:desc>
                </draw:g>
              </table:table-cell>
              <table:table-cell office:value-type="float" office:value="NaN">
                <text:p>NaN</text:p>
                <draw:g>
                  <svg:desc>plotting.E30:plotting.E38</svg:desc>
                </draw:g>
              </table:table-cell>
              <table:table-cell office:value-type="float" office:value="NaN">
                <text:p>NaN</text:p>
                <draw:g>
                  <svg:desc>plotting.F30:plotting.F38</svg:desc>
                </draw:g>
              </table:table-cell>
              <table:table-cell office:value-type="float" office:value="NaN">
                <text:p>NaN</text:p>
                <draw:g>
                  <svg:desc>plotting.G30:plotting.G38</svg:desc>
                </draw:g>
              </table:table-cell>
              <table:table-cell office:value-type="float" office:value="NaN">
                <text:p>NaN</text:p>
                <draw:g>
                  <svg:desc>plotting.H30:plotting.H38</svg:desc>
                </draw:g>
              </table:table-cell>
              <table:table-cell office:value-type="float" office:value="NaN">
                <text:p>NaN</text:p>
                <draw:g>
                  <svg:desc>plotting.I30:plotting.I38</svg:desc>
                </draw:g>
              </table:table-cell>
              <table:table-cell office:value-type="float" office:value="NaN">
                <text:p>NaN</text:p>
                <draw:g>
                  <svg:desc>plotting.J30:plotting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